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source san" svg:font-family="'source san'"/>
    <style:font-face style:name="Source Sans Pro Semibold1" svg:font-family="'Source Sans Pro Semibold'" style:font-family-generic="swiss"/>
    <style:font-face style:name="source sans" svg:font-family="'source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fill-color="#ffffff" draw:auto-grow-width="true" fo:min-height="0.935cm" fo:min-width="5.988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641cm"/>
    </style:style>
    <style:style style:name="gr4" style:family="graphic" style:parent-style-name="standard">
      <style:graphic-properties draw:stroke="none" draw:fill="none" fo:min-height="1.203cm"/>
    </style:style>
    <style:style style:name="gr5" style:family="graphic" style:parent-style-name="standard">
      <style:graphic-properties draw:stroke="none" draw:fill="none" fo:min-height="2.332cm"/>
    </style:style>
    <style:style style:name="gr6" style:family="graphic" style:parent-style-name="standard">
      <style:graphic-properties draw:stroke="none" draw:fill="none" fo:min-height="1.441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draw:fill-color="#00a65d" fo:min-height="12.75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style:font-name="Monospace" fo:font-size="12pt" style:font-name-asian="Monospace" style:font-size-asian="12pt" style:font-name-complex="Monospace" style:font-size-complex="12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loext:graphic-properties draw:fill-color="#00a65d"/>
    </style:style>
    <style:style style:name="P7" style:family="paragraph">
      <style:text-properties style:text-underline-style="none"/>
    </style:style>
    <style:style style:name="P8" style:family="paragraph">
      <loext:graphic-properties draw:fill="none"/>
      <style:text-properties style:font-name="Monospace" fo:font-size="18pt" style:font-name-asian="Monospace" style:font-size-asian="18pt" style:font-name-complex="Monospace" style:font-size-complex="18pt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1c1c1c" style:text-outline="false" style:text-line-through-style="none" style:text-line-through-type="none" style:font-name="Source Sans Pro Light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font-name="Monospace" fo:font-size="16pt" fo:text-shadow="none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7f0055" style:text-outline="false" style:text-line-through-style="none" style:text-line-through-type="none" style:font-name="Monospace" fo:font-size="16pt" fo:text-shadow="none" fo:font-weight="bold" style:letter-kerning="true" style:font-name-asian="Monospace" style:font-size-asian="16pt" style:font-weight-asian="bold" style:font-name-complex="Monospace" style:font-size-complex="16pt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Monospace" fo:font-size="16pt" fo:text-shadow="none" fo:font-weight="600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6a3e3e" style:text-outline="false" style:text-line-through-style="none" style:text-line-through-type="none" style:font-name="Monospace" fo:font-size="16pt" fo:text-shadow="none" fo:font-weight="600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italic" fo:text-shadow="none" fo:font-weight="600" style:letter-kerning="true" style:font-name-asian="Monospace" style:font-size-asian="16pt" style:font-style-asian="italic" style:font-name-complex="Monospace" style:font-size-complex="16pt" style:font-style-complex="italic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Monospace" fo:font-size="16pt" fo:font-style="normal" fo:text-shadow="none" fo:font-weight="600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3f7f5f" style:text-outline="false" style:text-line-through-style="none" style:text-line-through-type="none" style:font-name="Monospace" fo:font-size="16pt" fo:font-style="normal" fo:text-shadow="none" fo:font-weight="600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f7f5f" style:text-outline="false" style:text-line-through-style="none" style:text-line-through-type="none" style:font-name="Monospace" fo:font-size="16pt" fo:font-style="normal" fo:text-shadow="none" style:text-underline-style="solid" style:text-underline-width="auto" style:text-underline-color="font-color" fo:font-weight="600" style:letter-kerning="true" style:font-name-asian="Monospace" style:font-size-asian="16pt" style:font-name-complex="Monospace" style:font-size-complex="16pt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7f0055" style:text-outline="false" style:text-line-through-style="none" style:text-line-through-type="none" style:font-name="Monospace" fo:font-size="15pt" fo:text-shadow="none" style:text-underline-style="none" fo:font-weight="bold" style:letter-kerning="true" style:font-name-asian="Monospace" style:font-size-asian="15pt" style:font-weight-asian="bold" style:font-name-complex="Monospace" style:font-size-complex="15pt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Monospace" fo:font-size="15pt" fo:text-shadow="none" style:text-underline-style="none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6a3e3e" style:text-outline="false" style:text-line-through-style="none" style:text-line-through-type="none" style:font-name="Monospace" fo:font-size="15pt" fo:text-shadow="none" style:text-underline-style="none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Monospace" fo:font-size="15pt" fo:font-style="italic" fo:text-shadow="none" style:text-underline-style="none" style:letter-kerning="true" style:font-name-asian="Monospace" style:font-size-asian="15pt" style:font-style-asian="italic" style:font-name-complex="Monospace" style:font-size-complex="15pt" style:font-style-complex="italic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Monospace" fo:font-size="15pt" fo:font-style="normal" fo:text-shadow="none" style:text-underline-style="none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f0055" style:text-outline="false" style:text-line-through-style="none" style:text-line-through-type="none" style:font-name="Monospace" fo:font-size="15pt" fo:font-style="normal" fo:text-shadow="none" style:text-underline-style="none" fo:font-weight="bold" style:letter-kerning="true" style:font-name-asian="Monospace" style:font-size-asian="15pt" style:font-weight-asian="bold" style:font-name-complex="Monospace" style:font-size-complex="15pt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Monospace" fo:font-size="15pt" fo:font-style="normal" fo:text-shadow="none" style:text-underline-style="none" fo:font-weight="normal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6a3e3e" style:text-outline="false" style:text-line-through-style="none" style:text-line-through-type="none" style:font-name="Monospace" fo:font-size="15pt" fo:font-style="normal" fo:text-shadow="none" style:text-underline-style="none" fo:font-weight="normal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Monospace" fo:font-size="15pt" fo:font-style="italic" fo:text-shadow="none" style:text-underline-style="none" fo:font-weight="600" style:letter-kerning="true" style:font-name-asian="Monospace" style:font-size-asian="15pt" style:font-style-asian="italic" style:font-name-complex="Monospace" style:font-size-complex="15pt" style:font-style-complex="italic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Monospace" fo:font-size="15pt" fo:font-style="normal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2a00ff" style:text-outline="false" style:text-line-through-style="none" style:text-line-through-type="none" style:font-name="Monospace" fo:font-size="15pt" fo:font-style="normal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6a3e3e" style:text-outline="false" style:text-line-through-style="none" style:text-line-through-type="none" style:font-name="Monospace" fo:font-size="15pt" fo:font-style="normal" fo:text-shadow="none" style:text-underline-style="none" fo:font-weight="600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22" style:family="text">
      <style:text-properties style:font-name="Monospace" fo:font-size="12pt" style:font-name-asian="Monospace" style:font-size-asian="12pt" style:font-name-complex="Monospace" style:font-size-complex="12pt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font-name="source sans" fo:font-size="18pt" fo:font-style="normal" fo:text-shadow="none" style:text-underline-style="none" fo:font-weight="600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2a00ff" style:text-outline="false" style:text-line-through-style="none" style:text-line-through-type="none" style:font-name="Monospace" fo:font-size="15pt" fo:text-shadow="none" style:text-underline-style="none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fo:font-variant="normal" fo:text-transform="none" fo:color="#7f0055" style:text-outline="false" style:text-line-through-style="none" style:text-line-through-type="none" style:font-name="Monospace" fo:font-size="18pt" fo:text-shadow="none" style:text-underline-style="none" fo:font-weight="bold" style:letter-kerning="true" style:font-name-asian="Monospace" style:font-size-asian="18pt" style:font-weight-asian="bold" style:font-name-complex="Monospace" style:font-size-complex="18pt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6a3e3e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2a00ff" style:text-outline="false" style:text-line-through-style="none" style:text-line-through-type="none" style:font-name="Monospace" fo:font-size="18pt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italic" fo:text-shadow="none" style:text-underline-style="none" style:letter-kerning="true" style:font-name-asian="Monospace" style:font-size-asian="18pt" style:font-style-asian="italic" style:font-name-complex="Monospace" style:font-size-complex="18pt" style:font-style-complex="italic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7f0055" style:text-outline="false" style:text-line-through-style="none" style:text-line-through-type="none" style:font-name="Monospace" fo:font-size="18pt" fo:font-style="normal" fo:text-shadow="none" style:text-underline-style="none" fo:font-weight="bold" style:letter-kerning="true" style:font-name-asian="Monospace" style:font-size-asian="18pt" style:font-weight-asian="bold" style:font-name-complex="Monospace" style:font-size-complex="18pt" style:font-weight-complex="bold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600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source san" fo:font-size="26pt" fo:font-style="normal" fo:text-shadow="none" style:text-underline-style="none" fo:font-weight="bold" style:letter-kerning="true" style:font-name-asian="Monospace" style:font-size-asian="26pt" style:font-style-asian="normal" style:font-weight-asian="bold" style:font-name-complex="Monospace" style:font-size-complex="26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font-name="Monospace" fo:font-size="15pt" style:font-name-asian="Monospace" style:font-size-asian="15pt" style:font-name-complex="Monospace" style:font-size-complex="15pt"/>
    </style:style>
    <style:style style:name="T36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6a3e3e" style:text-outline="false" style:text-line-through-style="none" style:text-line-through-type="none" style:font-name="Monospace" fo:font-size="18pt" fo:font-style="normal" fo:text-shadow="none" style:text-underline-style="none" fo:font-weight="normal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italic" fo:text-shadow="none" style:text-underline-style="none" fo:font-weight="normal" style:letter-kerning="true" style:font-name-asian="Monospace" style:font-size-asian="18pt" style:font-style-asian="italic" style:font-name-complex="Monospace" style:font-size-complex="18pt" style:font-style-complex="italic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1c1c1c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6a3e3e" style:text-outline="false" style:text-line-through-style="none" style:text-line-through-type="none" style:font-name="Monospace" fo:font-size="18pt" fo:font-style="normal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2a00ff" style:text-outline="false" style:text-line-through-style="none" style:text-line-through-type="none" style:font-name="Monospace" fo:font-size="18pt" fo:font-style="normal" fo:text-shadow="none" style:text-underline-style="none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42" style:family="text">
      <style:text-properties style:text-underline-style="none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font-name="Monospace" fo:font-size="12pt" fo:text-shadow="none" style:text-underline-style="none" style:letter-kerning="true" style:font-name-asian="Monospace" style:font-size-asian="12pt" style:font-name-complex="Monospace" style:font-size-complex="12pt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font-name="source sans" fo:font-size="20pt" fo:font-style="normal" fo:text-shadow="none" style:text-underline-style="none" fo:font-weight="600" style:letter-kerning="true" style:font-name-asian="Monospace" style:font-size-asian="20pt" style:font-name-complex="Monospace" style:font-size-complex="20pt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fo:color="#6a3e3e" style:text-outline="false" style:text-line-through-style="none" style:text-line-through-type="none" style:font-name="Monospace" fo:font-size="18pt" fo:font-style="normal" fo:text-shadow="none" style:text-underline-style="none" fo:font-weight="600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font-name="Monospace" fo:font-size="18pt" fo:font-style="italic" fo:text-shadow="none" style:text-underline-style="none" fo:font-weight="600" style:letter-kerning="true" style:font-name-asian="Monospace" style:font-size-asian="18pt" style:font-style-asian="italic" style:font-name-complex="Monospace" style:font-size-complex="18pt" style:font-style-complex="italic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font-name="Source Sans Pro Semibold1" fo:font-size="18pt" fo:font-style="normal" fo:text-shadow="none" style:text-underline-style="none" fo:font-weight="600" style:letter-kerning="true" style:font-name-asian="Monospace" style:font-size-asian="18pt" style:font-name-complex="Monospace" style:font-size-complex="18pt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style:text-outline="false" style:text-line-through-style="none" style:text-line-through-type="none" style:font-name="Monospace" fo:font-size="15pt" fo:text-shadow="none" style:text-underline-style="none" style:letter-kerning="true" style:font-name-asian="Monospace" style:font-size-asian="15pt" style:font-name-complex="Monospace" style:font-size-complex="15pt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footer-decl presentation:name="ftr1">Mélissa DA COSTA</presentation:footer-decl>
      <presentation:date-time-decl presentation:name="dtd1" presentation:source="current-date" style:data-style-name="D7"/>
      <draw:page draw:name="page1" draw:style-name="dp1" draw:master-page-name="Alizarin0" presentation:presentation-page-layout-name="AL1T19" presentation:use-footer-name="ftr1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JAVA INSIDE<text:line-break/>TP 03 - Invocation API java.lang.invoke 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- Lookup </text:p>
            <text:p><text:span text:style-name="T1">- MethodHandle</text:span></text:p>
            <text:p/>
            <text:p/>
            <text:p>Lien GitHub : https://github.com/MelissaDaCosta/java-inside</text:p>
            <text:p/>
          </draw:text-box>
        </draw:frame>
        <draw:frame draw:style-name="gr1" draw:text-style-name="P2" draw:layer="layout" svg:width="6.488cm" svg:height="1.185cm" svg:x="20.512cm" svg:y="18.815cm">
          <draw:text-box>
            <text:p><text:author-name text:fixed="false"> </text:author-name>Mélissa DA COSTA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PI Réflective </text:p>
          </draw:text-box>
        </draw:frame>
        <draw:frame presentation:style-name="pr5" draw:layer="layout" svg:width="25.2cm" svg:height="13cm" svg:x="1.4cm" svg:y="5cm" presentation:class="outline" presentation:user-transformed="true">
          <draw:text-box>
            <text:list text:style-name="L3">
              <text:list-item>
                <text:p>API de réflexion : </text:p>
              </text:list-item>
              <text:list-item>
                <text:p>java.lang.reflect.Method.invoke</text:p>
              </text:list-item>
              <text:list-item>
                <text:p/>
              </text:list-item>
              <text:list-item>
                <text:p>API d’invocation :</text:p>
              </text:list-item>
              <text:list-item>
                <text:p>java.lang.invoke.MethodHandle.invokeExac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tilisation de l’API d’invocation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>La classe Lookup permet de connaître les visibilités des champs de la classe courantes 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La méthode privateLookupIn permet d’accéder aux méthodes privés (=setAccessible) :</text:p>
              </text:list-item>
              <text:list-item>
                <text:p/>
              </text:list-item>
              <text:list-item>
                <text:p/>
              </text:list-item>
            </text:list>
            <text:p><text:span text:style-name="T2"/></text:p>
          </draw:text-box>
        </draw:frame>
        <draw:frame draw:style-name="gr3" draw:text-style-name="P3" draw:layer="layout" svg:width="21.807cm" svg:height="0.891cm" svg:x="1.6cm" svg:y="9.509cm">
          <draw:text-box>
            <text:p><text:span text:style-name="T3">var</text:span><text:span text:style-name="T4"> </text:span><text:span text:style-name="T5">lookup</text:span><text:span text:style-name="T4"> = MethodHandles.</text:span><text:span text:style-name="T6">lookup</text:span><text:span text:style-name="T7">();</text:span><text:span text:style-name="T7"><text:tab/></text:span><text:span text:style-name="T8">// </text:span><text:span text:style-name="T9">donne</text:span><text:span text:style-name="T8"> </text:span><text:span text:style-name="T9">le</text:span><text:span text:style-name="T8"> lookup </text:span><text:span text:style-name="T9">courant</text:span></text:p>
          </draw:text-box>
        </draw:frame>
        <draw:frame draw:style-name="gr4" draw:text-style-name="P4" draw:layer="layout" svg:width="24.4cm" svg:height="1.453cm" svg:x="1.4cm" svg:y="15.347cm">
          <draw:text-box>
            <text:p><text:span text:style-name="T10">var</text:span><text:span text:style-name="T11"> </text:span><text:span text:style-name="T12">lookupPrivate</text:span><text:span text:style-name="T11"> = MethodHandles.</text:span><text:span text:style-name="T13">privateLookupIn</text:span><text:span text:style-name="T14">(Example.</text:span><text:span text:style-name="T15">class</text:span><text:span text:style-name="T16">, </text:span><text:span text:style-name="T17">lookup</text:span><text:span text:style-name="T16">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ppeler une méthode</text:p>
          </draw:text-box>
        </draw:frame>
        <draw:frame presentation:style-name="pr5" draw:layer="layout" svg:width="25.6cm" svg:height="13.8cm" svg:x="1.4cm" svg:y="5cm" presentation:class="outline" presentation:user-transformed="true">
          <draw:text-box>
            <text:list text:style-name="L3">
              <text:list-item>
                <text:p text:style-name="P5">La méthode findStatic permet de trouver une méthode static :</text:p>
              </text:list-item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>Elle retourne un pointeur de fonction sur la méthode trouvée.</text:p>
              </text:list-item>
              <text:list-item>
                <text:p text:style-name="P5">Pour appeler cette méthode, il faut utiliser invokeExact :</text:p>
              </text:list-item>
            </text:list>
            <text:p><text:span text:style-name="T18"/></text:p>
            <text:p><text:span text:style-name="T18">assertEquals</text:span><text:span text:style-name="T19">(</text:span><text:span text:style-name="T20">"question 4"</text:span><text:span text:style-name="T19">, (String) </text:span><text:span text:style-name="T21">methodHandle</text:span><text:span text:style-name="T19">.invokeExact(4));</text:span></text:p>
            <text:p><text:span text:style-name="T22"/></text:p>
            <text:p><text:span text:style-name="T23">Il faut donner le type de retour de la méthode appelée car invokeExact vérifie qu’elle a la même signature.</text:span></text:p>
            <text:p><text:span text:style-name="T19"/></text:p>
            <text:list text:continue-numbering="true" text:style-name="L3">
              <text:list-item>
                <text:p/>
              </text:list-item>
            </text:list>
          </draw:text-box>
        </draw:frame>
        <draw:frame draw:style-name="gr4" draw:text-style-name="P4" draw:layer="layout" svg:width="25.648cm" svg:height="1.453cm" svg:x="1.152cm" svg:y="7.947cm">
          <draw:text-box>
            <text:p><text:span text:style-name="T10">var</text:span><text:span text:style-name="T11"> </text:span><text:span text:style-name="T12">methodHandle</text:span><text:span text:style-name="T11"> = </text:span><text:span text:style-name="T12">lookupPrivate</text:span><text:span text:style-name="T11">.findStatic(Example.</text:span><text:span text:style-name="T10">class</text:span><text:span text:style-name="T11">, </text:span><text:span text:style-name="T24">"aStaticHello"</text:span><text:span text:style-name="T11">, </text:span><text:span text:style-name="T13">methodType</text:span><text:span text:style-name="T14">(String.</text:span><text:span text:style-name="T15">class</text:span><text:span text:style-name="T14">, </text:span><text:span text:style-name="T15">int</text:span><text:span text:style-name="T14">.</text:span><text:span text:style-name="T15">class</text:span><text:span text:style-name="T16">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findVirtual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25"/></text:p>
              </text:list-item>
              <text:list-item>
                <text:p/>
              </text:list-item>
            </text:list>
          </draw:text-box>
        </draw:frame>
        <draw:frame presentation:style-name="pr7" draw:text-style-name="P6" draw:layer="layout" svg:width="25.014cm" svg:height="13cm" svg:x="1.386cm" svg:y="5cm" presentation:class="outline" presentation:user-transformed="true">
          <draw:text-box>
            <text:list text:style-name="L3">
              <text:list-item>
                <text:p>Pour appeler une méthode autre que static il faut utiliser findVirtual :</text:p>
              </text:list-item>
              <text:list-item>
                <text:p/>
              </text:list-item>
            </text:list>
            <text:p><text:span text:style-name="T26">var</text:span><text:span text:style-name="T27"> </text:span><text:span text:style-name="T28">methodHandle</text:span><text:span text:style-name="T27"> = </text:span><text:span text:style-name="T28">lookupPrivate</text:span><text:span text:style-name="T27">.findVirtual(Example.</text:span><text:span text:style-name="T26">class</text:span><text:span text:style-name="T27">, </text:span><text:span text:style-name="T29">"anInstanceHello"</text:span><text:span text:style-name="T27">, </text:span><text:span text:style-name="T30">methodType</text:span><text:span text:style-name="T31">(String.</text:span><text:span text:style-name="T32">class</text:span><text:span text:style-name="T31">, </text:span><text:span text:style-name="T32">int</text:span><text:span text:style-name="T31">.</text:span><text:span text:style-name="T32">class</text:span><text:span text:style-name="T33">));</text:span></text:p>
            <text:p><text:span text:style-name="T33"/></text:p>
            <text:p><text:span text:style-name="T34">FindVirtual permet de trouver une méthode virtuelle, c’est-à-dire une méthode d’instance ou d’interface en utilisant le polymorphisme.</text:span></text:p>
            <text:list text:continue-numbering="true" text:style-name="L3">
              <text:list-header>
                <text:p><text:span text:style-name="T35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nsertArguments</text:p>
          </draw:text-box>
        </draw:frame>
        <draw:frame presentation:style-name="pr5" draw:text-style-name="P7" draw:layer="layout" svg:width="24.6cm" svg:height="13cm" svg:x="1.4cm" svg:y="5cm" presentation:class="outline" presentation:user-transformed="true">
          <draw:text-box>
            <text:list text:style-name="L3">
              <text:list-item>
                <text:p>La méthode insertArguments permet d’insérer des arguments à l’appel d’une méthode :</text:p>
              </text:list-item>
              <text:list-item>
                <text:p/>
              </text:list-item>
              <text:list-item>
                <text:p/>
              </text:list-item>
              <text:list-item>
                <text:p>Dans l’exemple ci-dessus, le int 6 est inséré en argument de la méthodHandle à la position 1.</text:p>
              </text:list-item>
              <text:list-item>
                <text:p>Sachant que la position 0 des arguments est occupée par le nom de la classe.</text:p>
              </text:list-item>
            </text:list>
          </draw:text-box>
        </draw:frame>
        <draw:frame draw:style-name="gr5" draw:text-style-name="P8" draw:layer="layout" svg:width="25.2cm" svg:height="2.582cm" svg:x="1.4cm" svg:y="7.6cm">
          <draw:text-box>
            <text:p><text:span text:style-name="T32">var</text:span><text:span text:style-name="T36"> </text:span><text:span text:style-name="T37">methodHandleInsert</text:span><text:span text:style-name="T36"> = MethodHandles.</text:span><text:span text:style-name="T38">insertArguments</text:span><text:span text:style-name="T36">(</text:span><text:span text:style-name="T37">methodHandle</text:span><text:span text:style-name="T36">, 1, 6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ropArguments</text:p>
          </draw:text-box>
        </draw:frame>
        <draw:frame presentation:style-name="pr5" draw:text-style-name="P7" draw:layer="layout" svg:width="26cm" svg:height="13cm" svg:x="1cm" svg:y="5cm" presentation:class="outline" presentation:user-transformed="true">
          <draw:text-box>
            <text:list text:style-name="L3">
              <text:list-item>
                <text:p><text:span text:style-name="T39">La méthode </text:span>dropArguments permet de supprimer des arguments à l’appel d’une méthode :</text:p>
              </text:list-item>
              <text:list-item>
                <text:p/>
              </text:list-item>
              <text:list-item>
                <text:p/>
              </text:list-item>
              <text:list-item>
                <text:p>Dans l’exemple ci-dessus, l’argument à la position 0 est supprimé (la classe).</text:p>
              </text:list-item>
              <text:list-item>
                <text:p>Pour appeler la méthode il faut donc lui rajouter un argument lors de l’appel qui correspond à celui retiré :</text:p>
              </text:list-item>
            </text:list>
          </draw:text-box>
        </draw:frame>
        <draw:frame draw:style-name="gr5" draw:text-style-name="P8" draw:layer="layout" svg:width="25.2cm" svg:height="2.582cm" svg:x="1.4cm" svg:y="7.6cm">
          <draw:text-box>
            <text:p><text:span text:style-name="T26">var</text:span><text:span text:style-name="T27"> </text:span><text:span text:style-name="T28">methodeHandleDrop</text:span><text:span text:style-name="T27"> = MethodHandles.</text:span><text:span text:style-name="T30">dropArguments</text:span><text:span text:style-name="T31">(</text:span><text:span text:style-name="T40">methodHandle</text:span><text:span text:style-name="T31">, 0, Example.</text:span><text:span text:style-name="T32">class</text:span><text:span text:style-name="T36">);</text:span></text:p>
          </draw:text-box>
        </draw:frame>
        <draw:frame draw:style-name="gr6" draw:text-style-name="P8" draw:layer="layout" svg:width="25.902cm" svg:height="1.691cm" svg:x="0.298cm" svg:y="16.709cm">
          <draw:text-box>
            <text:p><text:span text:style-name="T30">assertEquals</text:span><text:span text:style-name="T31">(</text:span><text:span text:style-name="T41">"question 7"</text:span><text:span text:style-name="T31">, (String) </text:span><text:span text:style-name="T40">methodeHandleDrop</text:span><text:span text:style-name="T31">.invokeExact(</text:span><text:span text:style-name="T32">new</text:span><text:span text:style-name="T31"> Example(), </text:span><text:span text:style-name="T32">new</text:span><text:span text:style-name="T36"> Example(), 7)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asType et constant</text:p>
          </draw:text-box>
        </draw:frame>
        <draw:frame presentation:style-name="pr5" draw:layer="layout" svg:width="24.6cm" svg:height="13cm" svg:x="1.4cm" svg:y="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pan text:style-name="T25"/></text:p>
              </text:list-item>
              <text:list-item>
                <text:p/>
              </text:list-item>
            </text:list>
          </draw:text-box>
        </draw:frame>
        <draw:frame presentation:style-name="pr5" draw:text-style-name="P7" draw:layer="layout" svg:width="26.2cm" svg:height="13cm" svg:x="1cm" svg:y="5cm" presentation:class="outline" presentation:user-transformed="true">
          <draw:text-box>
            <text:list text:style-name="L3">
              <text:list-item>
                <text:p><text:span text:style-name="T42">AsType permet de gérer l’un-boxing :</text:span></text:p>
              </text:list-item>
              <text:list-item>
                <text:p><text:span text:style-name="T26"/></text:p>
              </text:list-item>
              <text:list-item>
                <text:p><text:span text:style-name="T26">var</text:span><text:span text:style-name="T43"> </text:span><text:span text:style-name="T28">methodHandleAsType</text:span><text:span text:style-name="T27"> = </text:span><text:span text:style-name="T28">methodHandle</text:span><text:span text:style-name="T27">.asType(</text:span><text:span text:style-name="T30">methodType</text:span><text:span text:style-name="T31">(String.</text:span><text:span text:style-name="T32">class</text:span><text:span text:style-name="T31">, Example.</text:span><text:span text:style-name="T32">class</text:span><text:span text:style-name="T31">, Integer.</text:span><text:span text:style-name="T32">class</text:span><text:span text:style-name="T33">));</text:span></text:p>
              </text:list-item>
              <text:list-item>
                <text:p><text:span text:style-name="T23"/></text:p>
              </text:list-item>
              <text:list-item>
                <text:p><text:span text:style-name="T44">En appelant la méthode avec un integer en argument, la différence entre methodHandleAsType et le methodHandle original va être faite pour convertir l’Integer reçu en int.</text:span></text:p>
              </text:list-item>
              <text:list-item>
                <text:p><text:span text:style-name="T33"/></text:p>
              </text:list-item>
              <text:list-item>
                <text:p><text:span text:style-name="T44">Pour créer une constante :</text:span></text:p>
              </text:list-item>
              <text:list-item>
                <text:p><text:span text:style-name="T32">var</text:span><text:span text:style-name="T33"> </text:span><text:span text:style-name="T45">methodHandleConstant</text:span><text:span text:style-name="T33"> = MethodHandles.</text:span><text:span text:style-name="T46">constant</text:span><text:span text:style-name="T33">(</text:span><text:span text:style-name="T32">int</text:span><text:span text:style-name="T33">.</text:span><text:span text:style-name="T32">class</text:span><text:span text:style-name="T33">, 9);</text:span></text:p>
              </text:list-item>
              <text:list-item>
                <text:p><text:span text:style-name="T47">Créée une méthode qui ne prend rien en argument et renvoie une constante int qui vaut 9.</text:span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2"/></text:p>
              </text:list-item>
              <text:list-item>
                <text:p><text:span text:style-name="T48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source san" svg:font-family="'source san'"/>
    <style:font-face style:name="Source Sans Pro Semibold1" svg:font-family="'Source Sans Pro Semibold'" style:font-family-generic="swiss"/>
    <style:font-face style:name="source sans" svg:font-family="'source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26T16:16:39.042370901</meta:creation-date>
    <meta:editing-duration>PT3H16M36S</meta:editing-duration>
    <meta:editing-cycles>173</meta:editing-cycles>
    <meta:generator>LibreOffice/6.0.7.3$Linux_X86_64 LibreOffice_project/00m0$Build-3</meta:generator>
    <dc:title>Alizarin</dc:title>
    <dc:date>2019-10-10T16:02:32.724049049</dc:date>
    <meta:document-statistic meta:object-count="78"/>
  </office:meta>
</office:document-meta>
</file>